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27.48mm" svg:y="265.88mm">
            <draw:object draw:notify-on-update-of-ranges="Hoja1.B35:Hoja1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6mm" svg:y="278.39mm">
            <draw:object draw:notify-on-update-of-ranges="Hoja1.B34:Hoja1.B34 Hoja1.B35:Hoja1.B46 Hoja1.C34:Hoja1.C34 Hoja1.C35:Hoja1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63mm" svg:y="139.65mm">
            <draw:object draw:notify-on-update-of-ranges="Hoja1.B17:Hoja1.B17 Hoja1.B18:Hoja1.B29 Hoja1.C17:Hoja1.C17 Hoja1.C18:Hoja1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6.5mm" svg:y="5.05mm">
            <draw:object draw:notify-on-update-of-ranges="Hoja1.B2:Hoja1.B2 Hoja1.B3:Hoja1.B14 Hoja1.C2:Hoja1.C2 Hoja1.C3:Hoja1.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FILAS ATCGRID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Hebras</text:p>
          </table:table-cell>
          <table:table-cell office:value-type="string" calcext:value-type="string">
            <text:p>Tamaño 50000</text:p>
          </table:table-cell>
          <table:table-cell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793917973" calcext:value-type="float">
            <text:p>3,793917973</text:p>
          </table:table-cell>
          <table:table-cell office:value-type="float" office:value="0.325837249" calcext:value-type="float">
            <text:p>0,3258372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068337155" calcext:value-type="float">
            <text:p>3,068337155</text:p>
          </table:table-cell>
          <table:table-cell office:value-type="float" office:value="0.181156315" calcext:value-type="float">
            <text:p>0,1811563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821470553" calcext:value-type="float">
            <text:p>4,821470553</text:p>
          </table:table-cell>
          <table:table-cell office:value-type="float" office:value="0.135106676" calcext:value-type="float">
            <text:p>0,1351066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644303041" calcext:value-type="float">
            <text:p>1,644303041</text:p>
          </table:table-cell>
          <table:table-cell office:value-type="float" office:value="0.115471731" calcext:value-type="float">
            <text:p>0,1154717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54134296" calcext:value-type="float">
            <text:p>1,354134296</text:p>
          </table:table-cell>
          <table:table-cell office:value-type="float" office:value="0.090380333" calcext:value-type="float">
            <text:p>0,0903803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36911968" calcext:value-type="float">
            <text:p>1,36911968</text:p>
          </table:table-cell>
          <table:table-cell office:value-type="float" office:value="0.097650344" calcext:value-type="float">
            <text:p>0,0976503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270313763" calcext:value-type="float">
            <text:p>1,270313763</text:p>
          </table:table-cell>
          <table:table-cell office:value-type="float" office:value="0.078850222" calcext:value-type="float">
            <text:p>0,0788502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154179603" calcext:value-type="float">
            <text:p>1,154179603</text:p>
          </table:table-cell>
          <table:table-cell office:value-type="float" office:value="0.080339775" calcext:value-type="float">
            <text:p>0,0803397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022370905" calcext:value-type="float">
            <text:p>1,022370905</text:p>
          </table:table-cell>
          <table:table-cell office:value-type="float" office:value="0.084580946" calcext:value-type="float">
            <text:p>0,0845809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010759934" calcext:value-type="float">
            <text:p>1,010759934</text:p>
          </table:table-cell>
          <table:table-cell office:value-type="float" office:value="0.0783411" calcext:value-type="float">
            <text:p>0,07834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167183398" calcext:value-type="float">
            <text:p>1,167183398</text:p>
          </table:table-cell>
          <table:table-cell office:value-type="float" office:value="0.084720099" calcext:value-type="float">
            <text:p>0,0847200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49216726" calcext:value-type="float">
            <text:p>1,49216726</text:p>
          </table:table-cell>
          <table:table-cell office:value-type="float" office:value="0.083414653" calcext:value-type="float">
            <text:p>0,083414653</text:p>
          </table:table-cell>
        </table:table-row>
        <table:table-row table:style-name="ro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OLUMNAS ATCGRID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Hebras</text:p>
          </table:table-cell>
          <table:table-cell office:value-type="string" calcext:value-type="string">
            <text:p>Tamaño 50000</text:p>
          </table:table-cell>
          <table:table-cell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851304782" calcext:value-type="float">
            <text:p>3,851304782</text:p>
          </table:table-cell>
          <table:table-cell office:value-type="float" office:value="0.36891478" calcext:value-type="float">
            <text:p>0,368914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244618799" calcext:value-type="float">
            <text:p>3,244618799</text:p>
          </table:table-cell>
          <table:table-cell office:value-type="float" office:value="0.234287427" calcext:value-type="float">
            <text:p>0,234287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250571502" calcext:value-type="float">
            <text:p>7,250571502</text:p>
          </table:table-cell>
          <table:table-cell office:value-type="float" office:value="0.207500384" calcext:value-type="float">
            <text:p>0,2075003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157084064" calcext:value-type="float">
            <text:p>4,157084064</text:p>
          </table:table-cell>
          <table:table-cell office:value-type="float" office:value="0.188826578" calcext:value-type="float">
            <text:p>0,1888265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478545865" calcext:value-type="float">
            <text:p>4,478545865</text:p>
          </table:table-cell>
          <table:table-cell office:value-type="float" office:value="0.194309804" calcext:value-type="float">
            <text:p>0,1943098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291524103" calcext:value-type="float">
            <text:p>4,291524103</text:p>
          </table:table-cell>
          <table:table-cell office:value-type="float" office:value="0.187023037" calcext:value-type="float">
            <text:p>0,1870230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.226857248" calcext:value-type="float">
            <text:p>4,226857248</text:p>
          </table:table-cell>
          <table:table-cell office:value-type="float" office:value="0.190970625" calcext:value-type="float">
            <text:p>0,1909706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10829713" calcext:value-type="float">
            <text:p>4,10829713</text:p>
          </table:table-cell>
          <table:table-cell office:value-type="float" office:value="0.205222779" calcext:value-type="float">
            <text:p>0,2052227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191943849" calcext:value-type="float">
            <text:p>4,191943849</text:p>
          </table:table-cell>
          <table:table-cell office:value-type="float" office:value="0.218790251" calcext:value-type="float">
            <text:p>0,2187902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.340795647" calcext:value-type="float">
            <text:p>4,340795647</text:p>
          </table:table-cell>
          <table:table-cell office:value-type="float" office:value="0.233664199" calcext:value-type="float">
            <text:p>0,2336641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.826995498" calcext:value-type="float">
            <text:p>4,826995498</text:p>
          </table:table-cell>
          <table:table-cell office:value-type="float" office:value="0.241837089" calcext:value-type="float">
            <text:p>0,24183708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412253249" calcext:value-type="float">
            <text:p>4,412253249</text:p>
          </table:table-cell>
          <table:table-cell office:value-type="float" office:value="0.25531487" calcext:value-type="float">
            <text:p>0,25531487</text:p>
          </table:table-cell>
        </table:table-row>
        <table:table-row table:style-name="ro3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DUCTION ATCGRID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Hebras</text:p>
          </table:table-cell>
          <table:table-cell office:value-type="string" calcext:value-type="string">
            <text:p>Tamaño 50000</text:p>
          </table:table-cell>
          <table:table-cell office:value-type="string" calcext:value-type="string">
            <text:p>Tamaño 15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.124911167" calcext:value-type="float">
            <text:p>4,124911167</text:p>
          </table:table-cell>
          <table:table-cell office:value-type="float" office:value="0.389901129" calcext:value-type="float">
            <text:p>0,3899011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574643857" calcext:value-type="float">
            <text:p>3,574643857</text:p>
          </table:table-cell>
          <table:table-cell office:value-type="float" office:value="0.20950249" calcext:value-type="float">
            <text:p>0,20950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49559173" calcext:value-type="float">
            <text:p>2,349559173</text:p>
          </table:table-cell>
          <table:table-cell office:value-type="float" office:value="0.176096364" calcext:value-type="float">
            <text:p>0,1760963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130098301" calcext:value-type="float">
            <text:p>4,130098301</text:p>
          </table:table-cell>
          <table:table-cell office:value-type="float" office:value="0.170864313" calcext:value-type="float">
            <text:p>0,1708643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223723927" calcext:value-type="float">
            <text:p>4,223723927</text:p>
          </table:table-cell>
          <table:table-cell office:value-type="float" office:value="0.159540085" calcext:value-type="float">
            <text:p>0,1595400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.481909173" calcext:value-type="float">
            <text:p>3,481909173</text:p>
          </table:table-cell>
          <table:table-cell office:value-type="float" office:value="0.153685095" calcext:value-type="float">
            <text:p>0,1536850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04193404" calcext:value-type="float">
            <text:p>2,04193404</text:p>
          </table:table-cell>
          <table:table-cell office:value-type="float" office:value="0.157139145" calcext:value-type="float">
            <text:p>0,1571391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691784114" calcext:value-type="float">
            <text:p>3,691784114</text:p>
          </table:table-cell>
          <table:table-cell office:value-type="float" office:value="0.157405427" calcext:value-type="float">
            <text:p>0,1574054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.803895033" calcext:value-type="float">
            <text:p>3,803895033</text:p>
          </table:table-cell>
          <table:table-cell office:value-type="float" office:value="0.157387529" calcext:value-type="float">
            <text:p>0,1573875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.871589255" calcext:value-type="float">
            <text:p>3,871589255</text:p>
          </table:table-cell>
          <table:table-cell office:value-type="float" office:value="0.159120859" calcext:value-type="float">
            <text:p>0,15912085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.926360353" calcext:value-type="float">
            <text:p>3,926360353</text:p>
          </table:table-cell>
          <table:table-cell office:value-type="float" office:value="0.174705089" calcext:value-type="float">
            <text:p>0,17470508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411692152" calcext:value-type="float">
            <text:p>4,411692152</text:p>
          </table:table-cell>
          <table:table-cell office:value-type="float" office:value="0.173980182" calcext:value-type="float">
            <text:p>0,173980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9:50:08.627259332</meta:creation-date>
    <dc:date>2018-04-16T20:16:15.463210732</dc:date>
    <meta:editing-duration>PT5M44S</meta:editing-duration>
    <meta:editing-cycles>1</meta:editing-cycles>
    <meta:document-statistic meta:table-count="1" meta:cell-count="120" meta:object-count="4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-0.21cm" svg:y="-0.001cm" style:legend-expansion="high" chart:style-name="ch2"/>
        <chart:plot-area chart:style-name="ch3" table:cell-range-address="Hoja1.B35:Hoja1.C4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Reduction ATCGRID</text:p>
        </chart:title>
        <chart:legend chart:legend-position="end" svg:x="12.381cm" svg:y="3.952cm" style:legend-expansion="high" chart:style-name="ch3"/>
        <chart:plot-area chart:style-name="ch4" table:cell-range-address="Hoja1.B34:Hoja1.C46" chart:data-source-has-labels="row" svg:x="1.331cm" svg:y="1.275cm" svg:width="10.73cm" svg:height="6.564cm">
          <chartooo:coordinate-region svg:x="2.058cm" svg:y="1.474cm" svg:width="9.816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35:Hoja1.B46" chart:label-cell-address="Hoja1.B34:Hoja1.B34" chart:class="chart:line">
            <chart:data-point chart:repeated="12"/>
          </chart:series>
          <chart:series chart:style-name="ch10" chart:values-cell-range-address="Hoja1.C35:Hoja1.C46" chart:label-cell-address="Hoja1.C34:Hoja1.C34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50000</text:p>
                <draw:g>
                  <svg:desc>Hoja1.B34:Hoja1.B34</svg:desc>
                </draw:g>
              </table:table-cell>
              <table:table-cell office:value-type="string">
                <text:p>Tamaño 15000</text:p>
                <draw:g>
                  <svg:desc>Hoja1.C34:Hoja1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11167">
                <text:p>4.124911167</text:p>
                <draw:g>
                  <svg:desc>Hoja1.B35:Hoja1.B46</svg:desc>
                </draw:g>
              </table:table-cell>
              <table:table-cell office:value-type="float" office:value="0.389901129">
                <text:p>0.389901129</text:p>
                <draw:g>
                  <svg:desc>Hoja1.C35:Hoja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4643857">
                <text:p>3.574643857</text:p>
              </table:table-cell>
              <table:table-cell office:value-type="float" office:value="0.20950249">
                <text:p>0.20950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9559173">
                <text:p>2.349559173</text:p>
              </table:table-cell>
              <table:table-cell office:value-type="float" office:value="0.176096364">
                <text:p>0.17609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30098301">
                <text:p>4.130098301</text:p>
              </table:table-cell>
              <table:table-cell office:value-type="float" office:value="0.170864313">
                <text:p>0.170864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3723927">
                <text:p>4.223723927</text:p>
              </table:table-cell>
              <table:table-cell office:value-type="float" office:value="0.159540085">
                <text:p>0.159540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81909173">
                <text:p>3.481909173</text:p>
              </table:table-cell>
              <table:table-cell office:value-type="float" office:value="0.153685095">
                <text:p>0.15368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193404">
                <text:p>2.04193404</text:p>
              </table:table-cell>
              <table:table-cell office:value-type="float" office:value="0.157139145">
                <text:p>0.157139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1784114">
                <text:p>3.691784114</text:p>
              </table:table-cell>
              <table:table-cell office:value-type="float" office:value="0.157405427">
                <text:p>0.157405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3895033">
                <text:p>3.803895033</text:p>
              </table:table-cell>
              <table:table-cell office:value-type="float" office:value="0.157387529">
                <text:p>0.157387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71589255">
                <text:p>3.871589255</text:p>
              </table:table-cell>
              <table:table-cell office:value-type="float" office:value="0.159120859">
                <text:p>0.159120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26360353">
                <text:p>3.926360353</text:p>
              </table:table-cell>
              <table:table-cell office:value-type="float" office:value="0.174705089">
                <text:p>0.174705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1692152">
                <text:p>4.411692152</text:p>
              </table:table-cell>
              <table:table-cell office:value-type="float" office:value="0.173980182">
                <text:p>0.173980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Columnas ATCGRID</text:p>
        </chart:title>
        <chart:legend chart:legend-position="end" svg:x="12.381cm" svg:y="3.952cm" style:legend-expansion="high" chart:style-name="ch3"/>
        <chart:plot-area chart:style-name="ch4" table:cell-range-address="Hoja1.B17:Hoja1.C29" chart:data-source-has-labels="row" svg:x="1.331cm" svg:y="1.275cm" svg:width="10.73cm" svg:height="6.564cm">
          <chartooo:coordinate-region svg:x="1.767cm" svg:y="1.474cm" svg:width="10.107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18:Hoja1.B29" chart:label-cell-address="Hoja1.B17:Hoja1.B17" chart:class="chart:line">
            <chart:data-point chart:repeated="12"/>
          </chart:series>
          <chart:series chart:style-name="ch10" chart:values-cell-range-address="Hoja1.C18:Hoja1.C29" chart:label-cell-address="Hoja1.C17:Hoja1.C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50000</text:p>
                <draw:g>
                  <svg:desc>Hoja1.B17:Hoja1.B17</svg:desc>
                </draw:g>
              </table:table-cell>
              <table:table-cell office:value-type="string">
                <text:p>Tamaño 15000</text:p>
                <draw:g>
                  <svg:desc>Hoja1.C17:Hoja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1304782">
                <text:p>3.851304782</text:p>
                <draw:g>
                  <svg:desc>Hoja1.B18:Hoja1.B29</svg:desc>
                </draw:g>
              </table:table-cell>
              <table:table-cell office:value-type="float" office:value="0.36891478">
                <text:p>0.36891478</text:p>
                <draw:g>
                  <svg:desc>Hoja1.C18:Hoja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4618799">
                <text:p>3.244618799</text:p>
              </table:table-cell>
              <table:table-cell office:value-type="float" office:value="0.234287427">
                <text:p>0.234287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0571502">
                <text:p>7.250571502</text:p>
              </table:table-cell>
              <table:table-cell office:value-type="float" office:value="0.207500384">
                <text:p>0.207500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57084064">
                <text:p>4.157084064</text:p>
              </table:table-cell>
              <table:table-cell office:value-type="float" office:value="0.188826578">
                <text:p>0.18882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78545865">
                <text:p>4.478545865</text:p>
              </table:table-cell>
              <table:table-cell office:value-type="float" office:value="0.194309804">
                <text:p>0.19430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91524103">
                <text:p>4.291524103</text:p>
              </table:table-cell>
              <table:table-cell office:value-type="float" office:value="0.187023037">
                <text:p>0.187023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26857248">
                <text:p>4.226857248</text:p>
              </table:table-cell>
              <table:table-cell office:value-type="float" office:value="0.190970625">
                <text:p>0.19097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0829713">
                <text:p>4.10829713</text:p>
              </table:table-cell>
              <table:table-cell office:value-type="float" office:value="0.205222779">
                <text:p>0.205222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91943849">
                <text:p>4.191943849</text:p>
              </table:table-cell>
              <table:table-cell office:value-type="float" office:value="0.218790251">
                <text:p>0.218790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0795647">
                <text:p>4.340795647</text:p>
              </table:table-cell>
              <table:table-cell office:value-type="float" office:value="0.233664199">
                <text:p>0.233664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26995498">
                <text:p>4.826995498</text:p>
              </table:table-cell>
              <table:table-cell office:value-type="float" office:value="0.241837089">
                <text:p>0.241837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2253249">
                <text:p>4.412253249</text:p>
              </table:table-cell>
              <table:table-cell office:value-type="float" office:value="0.25531487">
                <text:p>0.25531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6cm" chart:style-name="ch2">
          <text:p>Filas ATCGRID</text:p>
        </chart:title>
        <chart:legend chart:legend-position="end" svg:x="12.381cm" svg:y="3.952cm" style:legend-expansion="high" chart:style-name="ch3"/>
        <chart:plot-area chart:style-name="ch4" table:cell-range-address="Hoja1.B2:Hoja1.C14" chart:data-source-has-labels="row" svg:x="1.331cm" svg:y="1.275cm" svg:width="10.73cm" svg:height="6.564cm">
          <chartooo:coordinate-region svg:x="1.767cm" svg:y="1.474cm" svg:width="10.107cm" svg:height="5.718cm"/>
          <chart:axis chart:dimension="x" chart:name="primary-x" chart:style-name="ch5">
            <chart:title svg:x="6.11cm" svg:y="8.019cm" chart:style-name="ch6">
              <text:p>Hebra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Hoja1.B3:Hoja1.B14" chart:label-cell-address="Hoja1.B2:Hoja1.B2" chart:class="chart:line">
            <chart:data-point chart:repeated="12"/>
          </chart:series>
          <chart:series chart:style-name="ch10" chart:values-cell-range-address="Hoja1.C3:Hoja1.C14" chart:label-cell-address="Hoja1.C2:Hoja1.C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50000</text:p>
                <draw:g>
                  <svg:desc>Hoja1.B2:Hoja1.B2</svg:desc>
                </draw:g>
              </table:table-cell>
              <table:table-cell office:value-type="string">
                <text:p>Tamaño 15000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93917973">
                <text:p>3.793917973</text:p>
                <draw:g>
                  <svg:desc>Hoja1.B3:Hoja1.B14</svg:desc>
                </draw:g>
              </table:table-cell>
              <table:table-cell office:value-type="float" office:value="0.325837249">
                <text:p>0.325837249</text:p>
                <draw:g>
                  <svg:desc>Hoja1.C3:Hoja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68337155">
                <text:p>3.068337155</text:p>
              </table:table-cell>
              <table:table-cell office:value-type="float" office:value="0.181156315">
                <text:p>0.18115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21470553">
                <text:p>4.821470553</text:p>
              </table:table-cell>
              <table:table-cell office:value-type="float" office:value="0.135106676">
                <text:p>0.135106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4303041">
                <text:p>1.644303041</text:p>
              </table:table-cell>
              <table:table-cell office:value-type="float" office:value="0.115471731">
                <text:p>0.115471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4134296">
                <text:p>1.354134296</text:p>
              </table:table-cell>
              <table:table-cell office:value-type="float" office:value="0.090380333">
                <text:p>0.09038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911968">
                <text:p>1.36911968</text:p>
              </table:table-cell>
              <table:table-cell office:value-type="float" office:value="0.097650344">
                <text:p>0.097650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0313763">
                <text:p>1.270313763</text:p>
              </table:table-cell>
              <table:table-cell office:value-type="float" office:value="0.078850222">
                <text:p>0.078850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4179603">
                <text:p>1.154179603</text:p>
              </table:table-cell>
              <table:table-cell office:value-type="float" office:value="0.080339775">
                <text:p>0.080339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2370905">
                <text:p>1.022370905</text:p>
              </table:table-cell>
              <table:table-cell office:value-type="float" office:value="0.084580946">
                <text:p>0.084580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0759934">
                <text:p>1.010759934</text:p>
              </table:table-cell>
              <table:table-cell office:value-type="float" office:value="0.0783411">
                <text:p>0.0783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7183398">
                <text:p>1.167183398</text:p>
              </table:table-cell>
              <table:table-cell office:value-type="float" office:value="0.084720099">
                <text:p>0.08472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216726">
                <text:p>1.49216726</text:p>
              </table:table-cell>
              <table:table-cell office:value-type="float" office:value="0.083414653">
                <text:p>0.0834146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